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1757in"/>
    </style:style>
    <style:style style:name="Members.B" style:family="table-column">
      <style:table-column-properties style:column-width="1.25in"/>
    </style:style>
    <style:style style:name="Members.C" style:family="table-column">
      <style:table-column-properties style:column-width="0.9451in"/>
    </style:style>
    <style:style style:name="Members.D" style:family="table-column">
      <style:table-column-properties style:column-width="2.5in"/>
    </style:style>
    <style:style style:name="Members.E" style:family="table-column">
      <style:table-column-properties style:column-width="0.6472in"/>
    </style:style>
    <style:style style:name="Members.F" style:family="table-column">
      <style:table-column-properties style:column-width="1.1604in"/>
    </style:style>
    <style:style style:name="Members.G" style:family="table-column">
      <style:table-column-properties style:column-width="0.9819in"/>
    </style:style>
    <style:style style:name="Members.H" style:family="table-column">
      <style:table-column-properties style:column-width="0.8854in"/>
    </style:style>
    <style:style style:name="Members.I" style:family="table-column">
      <style:table-column-properties style:column-width="1.0569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I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I1" office:value-type="string">
              <text:p text:style-name="P2">[a.caption7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I2" office:value-type="string">
            <text:p text:style-name="P6">[b.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2:04.87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0" meta:word-count="20" meta:character-count="280"/>
  </office:meta>
</office:document-meta>
</file>